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_5f_Heading1.1.1.1">
      <style:text-properties officeooo:rsid="00e13c25" officeooo:paragraph-rsid="00e1a434"/>
    </style:style>
    <style:style style:name="P79" style:family="paragraph" style:parent-style-name="_5f_Heading1.1.1.1">
      <style:text-properties officeooo:rsid="00e1a434" officeooo:paragraph-rsid="00e1a434"/>
    </style:style>
    <style:style style:name="P80" style:family="paragraph" style:parent-style-name="Standard">
      <style:paragraph-properties fo:margin-left="1.9693in" fo:text-indent="0in" style:auto-text-indent="false"/>
    </style:style>
    <style:style style:name="P81" style:family="paragraph" style:parent-style-name="_5f_Heading1.1.1.1">
      <style:text-properties officeooo:rsid="00ce992e" officeooo:paragraph-rsid="00ce992e"/>
    </style:style>
    <style:style style:name="P82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3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4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5" style:family="paragraph" style:parent-style-name="_5f_Heading1.1.1.1">
      <style:paragraph-properties>
        <style:tab-stops/>
      </style:paragraph-properties>
      <style:text-properties officeooo:rsid="00e43192" officeooo:paragraph-rsid="00e43192"/>
    </style:style>
    <style:style style:name="P86" style:family="paragraph" style:parent-style-name="_5f_Heading1.1.1.1">
      <style:paragraph-properties>
        <style:tab-stops/>
      </style:paragraph-properties>
      <style:text-properties officeooo:rsid="00e488c2" officeooo:paragraph-rsid="00e488c2"/>
    </style:style>
    <style:style style:name="P87" style:family="paragraph" style:parent-style-name="_5f_Headng1.1.1.1.1">
      <style:paragraph-properties>
        <style:tab-stops/>
      </style:paragraph-properties>
      <style:text-properties officeooo:rsid="00e488c2" officeooo:paragraph-rsid="00e488c2"/>
    </style:style>
    <style:style style:name="P88" style:family="paragraph" style:parent-style-name="_5f_Heading1">
      <style:text-properties officeooo:paragraph-rsid="006945ca"/>
    </style:style>
    <style:style style:name="P89" style:family="paragraph" style:parent-style-name="_5f_Heading1.1">
      <style:text-properties style:use-window-font-color="true" loext:opacity="0%" officeooo:rsid="0028726a" officeooo:paragraph-rsid="006945ca"/>
    </style:style>
    <style:style style:name="P90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91" style:family="paragraph" style:parent-style-name="_5f_Heading1.1">
      <style:text-properties style:use-window-font-color="true" loext:opacity="0%" officeooo:rsid="005bffdc" officeooo:paragraph-rsid="005bffdc"/>
    </style:style>
    <style:style style:name="P92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93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94" style:family="paragraph" style:parent-style-name="Standard">
      <style:text-properties style:use-window-font-color="true" loext:opacity="0%" officeooo:rsid="007e5e4b" officeooo:paragraph-rsid="007e5e4b"/>
    </style:style>
    <style:style style:name="P95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96" style:family="paragraph" style:parent-style-name="_5f_Heading1.1">
      <style:text-properties style:use-window-font-color="true" loext:opacity="0%" officeooo:rsid="006c5b97" officeooo:paragraph-rsid="006c5b97"/>
    </style:style>
    <style:style style:name="P97" style:family="paragraph" style:parent-style-name="_5f_Heading1.1.1">
      <style:text-properties style:use-window-font-color="true" loext:opacity="0%" officeooo:rsid="006c5b97" officeooo:paragraph-rsid="006c5b97"/>
    </style:style>
    <style:style style:name="P98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99" style:family="paragraph" style:parent-style-name="_5f_Heading1.1">
      <style:text-properties style:use-window-font-color="true" loext:opacity="0%" officeooo:rsid="0033b5bc" officeooo:paragraph-rsid="005e2abe"/>
    </style:style>
    <style:style style:name="P100" style:family="paragraph" style:parent-style-name="_5f_Heading1.1.1">
      <style:text-properties style:use-window-font-color="true" loext:opacity="0%" officeooo:rsid="005e2abe" officeooo:paragraph-rsid="005e2abe"/>
    </style:style>
    <style:style style:name="P101" style:family="paragraph" style:parent-style-name="_5f_Heading1.1.1.1">
      <style:text-properties style:use-window-font-color="true" loext:opacity="0%" officeooo:rsid="005e2abe" officeooo:paragraph-rsid="005e2abe"/>
    </style:style>
    <style:style style:name="P102" style:family="paragraph" style:parent-style-name="_5f_Heading1.1.1">
      <style:text-properties style:use-window-font-color="true" loext:opacity="0%" officeooo:rsid="0033b5bc" officeooo:paragraph-rsid="005e2abe"/>
    </style:style>
    <style:style style:name="P103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104" style:family="paragraph" style:parent-style-name="_5f_Heading1.1">
      <style:text-properties style:use-window-font-color="true" loext:opacity="0%" officeooo:rsid="0043ff35" officeooo:paragraph-rsid="005e2abe"/>
    </style:style>
    <style:style style:name="P105" style:family="paragraph" style:parent-style-name="_5f_Heading1.1">
      <style:text-properties style:use-window-font-color="true" loext:opacity="0%" officeooo:rsid="00429a5c" officeooo:paragraph-rsid="005e2abe"/>
    </style:style>
    <style:style style:name="P106" style:family="paragraph" style:parent-style-name="_5f_HeadingApdx">
      <style:text-properties style:use-window-font-color="true" loext:opacity="0%" officeooo:paragraph-rsid="005964e9"/>
    </style:style>
    <style:style style:name="P107" style:family="paragraph" style:parent-style-name="Standard">
      <style:paragraph-properties fo:break-before="page"/>
      <style:text-properties style:use-window-font-color="true" loext:opacity="0%"/>
    </style:style>
    <style:style style:name="P108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style:font-name="Cascadia Mono"/>
    </style:style>
    <style:style style:name="T43" style:family="text">
      <style:text-properties officeooo:rsid="00b83728"/>
    </style:style>
    <style:style style:name="T44" style:family="text">
      <style:text-properties officeooo:rsid="00ca2cbc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d327b5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d327b5" style:font-style-asian="italic" style:font-style-complex="italic"/>
    </style:style>
    <style:style style:name="T49" style:family="text">
      <style:text-properties officeooo:rsid="00bb0c0e"/>
    </style:style>
    <style:style style:name="T50" style:family="text">
      <style:text-properties officeooo:rsid="00bc5369"/>
    </style:style>
    <style:style style:name="T51" style:family="text">
      <style:text-properties officeooo:rsid="00bf81c3"/>
    </style:style>
    <style:style style:name="T52" style:family="text">
      <style:text-properties officeooo:rsid="00caee0a"/>
    </style:style>
    <style:style style:name="T53" style:family="text">
      <style:text-properties fo:font-style="italic" officeooo:rsid="00cc9b03" style:font-style-asian="italic" style:font-style-complex="italic"/>
    </style:style>
    <style:style style:name="T54" style:family="text">
      <style:text-properties fo:font-style="italic" officeooo:rsid="00bf81c3" style:font-style-asian="italic" style:font-style-complex="italic"/>
    </style:style>
    <style:style style:name="T55" style:family="text">
      <style:text-properties officeooo:rsid="00e13ec7"/>
    </style:style>
    <style:style style:name="T56" style:family="text">
      <style:text-properties officeooo:rsid="00e3c01a"/>
    </style:style>
    <style:style style:name="T57" style:family="text">
      <style:text-properties officeooo:rsid="00c7c2ef"/>
    </style:style>
    <style:style style:name="T58" style:family="text">
      <style:text-properties style:font-name="Cascadia Mono" officeooo:rsid="00c2a096"/>
    </style:style>
    <style:style style:name="T59" style:family="text">
      <style:text-properties officeooo:rsid="00d78b53"/>
    </style:style>
    <style:style style:name="T60" style:family="text">
      <style:text-properties style:use-window-font-color="true" loext:opacity="0%" officeooo:rsid="0028726a"/>
    </style:style>
    <style:style style:name="T61" style:family="text">
      <style:text-properties officeooo:rsid="006945ca"/>
    </style:style>
    <style:style style:name="T62" style:family="text">
      <style:text-properties officeooo:rsid="0002ace9"/>
    </style:style>
    <style:style style:name="T63" style:family="text">
      <style:text-properties officeooo:rsid="005af872"/>
    </style:style>
    <style:style style:name="T64" style:family="text">
      <style:text-properties officeooo:rsid="005a3ff3"/>
    </style:style>
    <style:style style:name="T65" style:family="text">
      <style:text-properties officeooo:rsid="005bffdc"/>
    </style:style>
    <style:style style:name="T66" style:family="text">
      <style:text-properties officeooo:rsid="005e2abe"/>
    </style:style>
    <style:style style:name="T67" style:family="text">
      <style:text-properties officeooo:rsid="000ab062"/>
    </style:style>
    <style:style style:name="T68" style:family="text">
      <style:text-properties officeooo:rsid="005fc820"/>
    </style:style>
    <style:style style:name="T69" style:family="text">
      <style:text-properties officeooo:rsid="0065954b"/>
    </style:style>
    <style:style style:name="T70" style:family="text">
      <style:text-properties officeooo:rsid="006c5b97"/>
    </style:style>
    <style:style style:name="T71" style:family="text">
      <style:text-properties officeooo:rsid="003bf121"/>
    </style:style>
    <style:style style:name="T72" style:family="text">
      <style:text-properties officeooo:rsid="00429a5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<text:span text:style-name="T42">    Set-ExecutionPolicy -Scope Process -ExecutionPolicy Bypass</text:span>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3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4">`<text:tab/></text:span>network and internet. </text:h>
      <text:h text:style-name="P68" text:outline-level="5" text:is-list-header="true"><text:span text:style-name="T43">Note: </text:span><text:span text:style-name="T45">WSL2 runs as a </text:span><text:span text:style-name="Strong_20_Emphasis"><text:span text:style-name="T45">lightweight virtual machine</text:span></text:span><text:span text:style-name="T45"> using a </text:span><text:span text:style-name="Strong_20_Emphasis"><text:span text:style-name="T45">Hyper-V-based virtual Ethernet adapter</text:span></text:span><text:span text:style-name="T45">. WSL connects to a </text:span><text:span text:style-name="Strong_20_Emphasis"><text:span text:style-name="T45">virtual gateway inside Windows</text:span></text:span><text:span text:style-name="T45">, and </text:span><text:span text:style-name="Strong_20_Emphasis"><text:span text:style-name="T45">Windows acts as a NAT router</text:span></text:span><text:span text:style-name="T45"> for it. </text:span></text:h>
      <text:h text:style-name="P69" text:outline-level="4">(Optional)Map a shared folder </text:h>
      <text:p text:style-name="P70">sudo mkdir -p /mnt/&lt;<text:span text:style-name="T46">name of the drive</text:span>&gt;</text:p>
      <text:p text:style-name="P71">sudo mount -t drvfs <text:span text:style-name="T47">&lt;</text:span><text:span text:style-name="T48">drive_letter</text:span><text:span text:style-name="T47">&gt;</text:span>: /mnt/<text:span text:style-name="T47">&lt;</text:span><text:span text:style-name="T48">drive_letter</text:span><text:span text:style-name="T47">&gt;</text:span></text:p>
      <text:h text:style-name="P72" text:outline-level="4"><text:span text:style-name="T43">Next, </text:span><text:span text:style-name="T49">run setup-control-node.sh from the control node. But first, copy it to <text:tab/>the control node and then make the script executable. </text:span><text:span text:style-name="T50">Best practice </text:span><text:span text:style-name="T51">is</text:span><text:span text:style-name="T50"> to copy <text:tab/>it to the control node. </text:span></text:h>
      <text:h text:style-name="P73" text:outline-level="5" text:is-list-header="true"><text:span text:style-name="T51">Note: </text:span><text:span text:style-name="T50">The shared </text:span><text:span text:style-name="T51">drives</text:span><text:span text:style-name="T50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4">C</text:span>:<text:span text:style-name="T52">\</text:span></text:a><text:span text:style-name="T52"> </text:span>drive </text:p>
      <text:p text:style-name="P74">cp /mnt/<text:span text:style-name="T51">c/&lt;</text:span><text:span text:style-name="T53">actual_</text:span><text:span text:style-name="T54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65">ssh-keygen -t ed25519 -C "ansible@control-node"</text:p>
      <text:h text:style-name="P78" text:outline-level="4">Remove old keys for server <text:span text:style-name="T55">from control node </text:span>if needeed. It will throw error if the server has changed.</text:h>
      <text:h text:style-name="P79" text:outline-level="4" text:is-list-header="true">Note: Set temporarily “PasswordAuthentication yes” using nano /etc/ssh/sshd_config.</text:h>
      <text:p text:style-name="P80">ssh-keygen -f "/home/rumie/.ssh/known_hosts" -R "192.168.0.111"</text:p>
      <text:h text:style-name="P76" text:outline-level="4">Next, copy the SSH public key to <office:annotation office:name="__Annotation__7214_396683463" loext:resolved="false"><dc:creator>Shahriar Kabir</dc:creator><dc:date>2025-04-10T18:09:48.872929800</dc:date><meta:creator-initials>SK</meta:creator-initials><text:p text:style-name="Comment">As root?</text:p></office:annotation>main<office:annotation-end office:name="__Annotation__7214_396683463"/> prod server <text:span text:style-name="T56">from control nore</text:span>. <text:span text:style-name="T57">Now, Ansible utilize passwordless secure login. </text:span></text:h>
      <text:p text:style-name="P80"><text:span text:style-name="T42">ssh-copy-id</text:span><text:span text:style-name="T58"> </text:span><text:a xlink:type="simple" xlink:href="mailto:username@192.168.1.200" text:style-name="Internet_20_link" text:visited-style-name="Visited_20_Internet_20_Link"><text:span text:style-name="T58">username@</text:span></text:a><text:span text:style-name="T42">&lt;</text:span><text:span text:style-name="T58">main_prod_server_ip_addr</text:span><text:span text:style-name="T42">&gt;</text:span></text:p>
      <text:h text:style-name="P81" text:outline-level="4">To view the public key use below command</text:h>
      <text:p text:style-name="P65">cat ~/.ssh/id_ed25519.pub</text:p>
      <text:h text:style-name="P82" text:outline-level="4">Next, <text:span text:style-name="T59">create users on the main production server using following command.</text:span></text:h>
      <text:p text:style-name="P65">ANSIBLE_CONFIG=inventories/bootstrap/ansible.cfg ansible-playbook playbooks/setup-users.yml -l prod_main –ask-become-pass</text:p>
      <text:p text:style-name="P65"/>
      <text:h text:style-name="P83" text:outline-level="4"><text:soft-page-break/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4" text:outline-level="4">Next, run hardening</text:h>
      <text:p text:style-name="P65"><text:s/>ANSIBLE_CONFIG=inventories/prod/ansible.cfg ansible-playbook playbooks/harden.yml -l prod_main</text:p>
      <text:h text:style-name="P85" text:outline-level="4">(Optional) Upgrade to version from version 7.x if needed. There is a known bug that causes PVE 8.x installation to freeze. Therefore, install 7.x first and then upgrade to 8.x via below command.</text:h>
      <text:p text:style-name="P65">ANSIBLE_CONFIG=inventories/prod/ansible.cfg ansible-playbook playbooks/upgrade-to-pve8.yml -l prod_main</text:p>
      <text:h text:style-name="P86" text:outline-level="4">Run a basic check, “changed” means passed. </text:h>
      <text:h text:style-name="P87" text:outline-level="5"><text:s/>ANSIBLE_CONFIG=inventories/prod/ansible.cfg ansible-playbook playbooks/check-basics.yml -l prod_main</text:h>
      <text:h text:style-name="P86" text:outline-level="4"/>
      <text:h text:style-name="P88" text:outline-level="1"><text:span text:style-name="T60">Routine maintenance</text:span></text:h>
      <text:h text:style-name="P89" text:outline-level="2">&lt;List routine maintenance procedure <text:span text:style-name="T61">and intervals</text:span>&gt;</text:h>
      <text:h text:style-name="P90" text:outline-level="1">Appendix A<text:tab/><text:span text:style-name="T62">Reference</text:span><text:span text:style-name="T63">s</text:span></text:h>
      <text:h text:style-name="P91" text:outline-level="2">&lt;List continues&gt;</text:h>
      <text:p text:style-name="P3"/>
      <text:h text:style-name="P92" text:outline-level="1"><text:span text:style-name="T64">Appendix </text:span><text:span text:style-name="T63">B</text:span><text:span text:style-name="T64"><text:tab/></text:span><text:span text:style-name="T63">Definition</text:span><text:span text:style-name="T65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3">TERM</text:p>
          </table:table-cell>
          <table:table-cell table:style-name="Table6.A1" office:value-type="string">
            <text:p text:style-name="P93">MEANING</text:p>
          </table:table-cell>
          <table:table-cell table:style-name="Table6.A1" office:value-type="string">
            <text:p text:style-name="P93">TERM</text:p>
          </table:table-cell>
          <table:table-cell table:style-name="Table6.D1" office:value-type="string">
            <text:p text:style-name="P93">MEANING</text:p>
          </table:table-cell>
        </table:table-row>
        <table:table-row table:style-name="Table6.2">
          <table:table-cell table:style-name="Table6.A2" office:value-type="string">
            <text:p text:style-name="P94">LTS</text:p>
          </table:table-cell>
          <table:table-cell table:style-name="Table6.B2" office:value-type="string">
            <text:p text:style-name="P94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95" text:outline-level="1">Appendix Diagrams</text:h>
      <text:h text:style-name="P95" text:outline-level="1">Appendix Bill of materials</text:h>
      <text:h text:style-name="P96" text:outline-level="2">&lt;List Bill of materials&gt;</text:h>
      <text:h text:style-name="P97" text:outline-level="3" text:is-list-header="true"/>
      <text:h text:style-name="P98" text:outline-level="1"><text:span text:style-name="T64">Appendix </text:span><text:span text:style-name="T66">D<text:tab/></text:span><text:span text:style-name="T67">Testing </text:span><text:span text:style-name="T62">Validatio</text:span><text:span text:style-name="T66">n</text:span></text:h>
      <text:h text:style-name="P99" text:outline-level="2">Equipment / Materials</text:h>
      <text:h text:style-name="P100" text:outline-level="3">Equipment</text:h>
      <text:h text:style-name="P101" text:outline-level="4">&lt;Equipment&gt;</text:h>
      <text:h text:style-name="P100" text:outline-level="3">Materials</text:h>
      <text:h text:style-name="P101" text:outline-level="4">&lt;Material&gt;</text:h>
      <text:h text:style-name="P99" text:outline-level="2">Prerequisite<text:span text:style-name="T68">s</text:span></text:h>
      <text:h text:style-name="P102" text:outline-level="3">&lt;<text:span text:style-name="T68">List prerequisites if any</text:span>&gt;</text:h>
      <text:h text:style-name="P99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69">tem</text:span></text:p>
          </table:table-cell>
          <table:table-cell table:style-name="Table7.B1" office:value-type="string">
            <text:p text:style-name="P103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104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70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71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99" text:outline-level="2" text:is-list-header="true"/>
      <text:h text:style-name="P98" text:outline-level="1"><text:bookmark-start text:name="__RefHeading___Toc2602_2924262114"/><text:span text:style-name="T64">Appendix </text:span><text:span text:style-name="T66">C</text:span><text:span text:style-name="T63"><text:tab/></text:span><text:span text:style-name="T72">Us</text:span><text:span text:style-name="T2">age</text:span><text:span text:style-name="T72"> instruction</text:span><text:bookmark-end text:name="__RefHeading___Toc2602_2924262114"/></text:h>
      <text:h text:style-name="P105" text:outline-level="2">&lt;Document special usage instruction if any&gt;</text:h>
      <text:list text:style-name="Numbering_20_123">
        <text:list-header>
          <text:h text:style-name="P106" text:outline-level="1"/>
        </text:list-header>
      </text:list>
      <text:p text:style-name="P107"/>
      <text:h text:style-name="P108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5</text:page-number><text:s/>/ <text:page-count>13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4-10T20:18:04.030927800</dc:date>
    <meta:editing-duration>P5DT19H21M51S</meta:editing-duration>
    <meta:editing-cycles>162</meta:editing-cycles>
    <meta:generator>LibreOffice/25.2.1.2$Windows_X86_64 LibreOffice_project/d3abf4aee5fd705e4a92bba33a32f40bc4e56f49</meta:generator>
    <meta:print-date>2025-03-07T21:01:57.460593800</meta:print-date>
    <dc:creator>Shahriar Kabir</dc:creator>
    <meta:printed-by>Shahriar Kabir</meta:printed-by>
    <meta:document-statistic meta:table-count="9" meta:image-count="0" meta:object-count="0" meta:page-count="13" meta:paragraph-count="249" meta:word-count="1258" meta:character-count="8179" meta:non-whitespace-character-count="7176"/>
  </office:meta>
</office:document-meta>
</file>